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572" officeooo:paragraph-rsid="00183572"/>
    </style:style>
    <style:style style:name="P2" style:family="paragraph" style:parent-style-name="Standard">
      <style:text-properties officeooo:rsid="00187475" officeooo:paragraph-rsid="001874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Francisco Fierro</text:p>
      <text:p text:style-name="P1">//Lab 5</text:p>
      <text:p text:style-name="P1">//Employee.h</text:p>
      <text:p text:style-name="P1"/>
      <text:p text:style-name="P1">#ifndef H_EMPLOYEE</text:p>
      <text:p text:style-name="P1">#define H_EMPLOYEE</text:p>
      <text:p text:style-name="P1"/>
      <text:p text:style-name="P1">#include "Date.h"</text:p>
      <text:p text:style-name="P1"/>
      <text:p text:style-name="P1">using namespace std;</text:p>
      <text:p text:style-name="P1"/>
      <text:p text:style-name="P1">class Employee{</text:p>
      <text:p text:style-name="P1">public:</text:p>
      <text:p text:style-name="P1"><text:tab/>virtual void putData();</text:p>
      <text:p text:style-name="P1"><text:tab/>void setFirstName(string n);</text:p>
      <text:p text:style-name="P1"><text:tab/>string getFirstName() const;</text:p>
      <text:p text:style-name="P1"><text:tab/>void setLastName(string n);</text:p>
      <text:p text:style-name="P1"><text:tab/>string getLastName() const;</text:p>
      <text:p text:style-name="P1"><text:tab/>void setID(string i);</text:p>
      <text:p text:style-name="P1"><text:tab/>string getID() const;</text:p>
      <text:p text:style-name="P1"><text:tab/>void setBDay(int m, int d, int y);</text:p>
      <text:p text:style-name="P1"><text:tab/>void setBDay(Date b);</text:p>
      <text:p text:style-name="P1"><text:tab/>void setSex(char s);</text:p>
      <text:p text:style-name="P1"><text:tab/>char getSex() const;</text:p>
      <text:p text:style-name="P1"><text:tab/>virtual float monthlyEarning() = 0;</text:p>
      <text:p text:style-name="P1"><text:tab/>Employee(string n1 = "Jane", string n2 = "Doe", string i = "0",</text:p>
      <text:p text:style-name="P1"><text:tab/><text:tab/>Date b = Date(), char s = 'F');</text:p>
      <text:p text:style-name="P1"><text:tab/><text:tab/></text:p>
      <text:p text:style-name="P1">protected:</text:p>
      <text:p text:style-name="P1"><text:tab/>string firstName;</text:p>
      <text:p text:style-name="P1"><text:tab/>string lastName;</text:p>
      <text:p text:style-name="P1"><text:tab/>string id;</text:p>
      <text:p text:style-name="P1"><text:tab/>char sex;</text:p>
      <text:p text:style-name="P1"><text:tab/>Date bDay;</text:p>
      <text:p text:style-name="P1">};</text:p>
      <text:p text:style-name="P1">#endif</text:p>
      <text:p text:style-name="P1"/>
      <text:p text:style-name="P1"/>
      <text:p text:style-name="P1">//Francisco Fierro</text:p>
      <text:p text:style-name="P1">//Lab 5</text:p>
      <text:p text:style-name="P1">//Employee.cpp</text:p>
      <text:p text:style-name="P1"/>
      <text:p text:style-name="P1">#include &lt;iostream&gt;</text:p>
      <text:p text:style-name="P1">#include &lt;iomanip&gt;</text:p>
      <text:p text:style-name="P1">#include "Employee.h"</text:p>
      <text:p text:style-name="P1"/>
      <text:p text:style-name="P1">using namespace std;</text:p>
      <text:p text:style-name="P1"/>
      <text:p text:style-name="P1">void Employee::putData(){</text:p>
      <text:p text:style-name="P1"><text:soft-page-break/><text:tab/>cout &lt;&lt; "Employee ID Number: " &lt;&lt; id &lt;&lt; endl;</text:p>
      <text:p text:style-name="P1"><text:tab/>cout &lt;&lt; "Employee Name: " &lt;&lt; firstName &lt;&lt; " " &lt;&lt; lastName &lt;&lt; endl;</text:p>
      <text:p text:style-name="P1"><text:tab/>cout &lt;&lt; "Birth Date: ";</text:p>
      <text:p text:style-name="P1"><text:tab/>bDay.showDate();</text:p>
      <text:p text:style-name="P1">}</text:p>
      <text:p text:style-name="P1"/>
      <text:p text:style-name="P1">void Employee::setFirstName(string n){</text:p>
      <text:p text:style-name="P1"><text:tab/>firstName = n;</text:p>
      <text:p text:style-name="P1">}</text:p>
      <text:p text:style-name="P1"/>
      <text:p text:style-name="P1">string Employee::getFirstName() const{</text:p>
      <text:p text:style-name="P1"><text:tab/>return firstName;</text:p>
      <text:p text:style-name="P1">}</text:p>
      <text:p text:style-name="P1"/>
      <text:p text:style-name="P1">void <text:s/>Employee::setLastName(string n){</text:p>
      <text:p text:style-name="P1"><text:tab/>lastName = n;</text:p>
      <text:p text:style-name="P1">}</text:p>
      <text:p text:style-name="P1"/>
      <text:p text:style-name="P1">string Employee::getLastName() const{</text:p>
      <text:p text:style-name="P1"><text:tab/>return lastName;</text:p>
      <text:p text:style-name="P1">}</text:p>
      <text:p text:style-name="P1"/>
      <text:p text:style-name="P1">void Employee::setID(string i){</text:p>
      <text:p text:style-name="P1"><text:tab/>id = i;</text:p>
      <text:p text:style-name="P1">}</text:p>
      <text:p text:style-name="P1"/>
      <text:p text:style-name="P1">string Employee::getID() const{</text:p>
      <text:p text:style-name="P1"><text:tab/>return id;</text:p>
      <text:p text:style-name="P1">}</text:p>
      <text:p text:style-name="P1"/>
      <text:p text:style-name="P1">void Employee::setBDay(int m, int d, int y){</text:p>
      <text:p text:style-name="P1"><text:tab/>bDay = Date(m,d,y);</text:p>
      <text:p text:style-name="P1">}</text:p>
      <text:p text:style-name="P1"/>
      <text:p text:style-name="P1">void Employee::setBDay(Date b){</text:p>
      <text:p text:style-name="P1"><text:tab/>bDay = b;</text:p>
      <text:p text:style-name="P1">}</text:p>
      <text:p text:style-name="P1"/>
      <text:p text:style-name="P1">void Employee::setSex(char s){</text:p>
      <text:p text:style-name="P1"><text:tab/>sex = s;</text:p>
      <text:p text:style-name="P1">}</text:p>
      <text:p text:style-name="P1"/>
      <text:p text:style-name="P1">char Employee::getSex() const{</text:p>
      <text:p text:style-name="P1"><text:tab/>return sex;</text:p>
      <text:p text:style-name="P1">}</text:p>
      <text:p text:style-name="P1"/>
      <text:p text:style-name="P1">Employee::Employee(string n1, string n2, string i, Date b, char s): </text:p>
      <text:p text:style-name="P1"><text:tab/>firstName(n1), lastName(n2), id(i), bDay(b), sex(s) {}</text:p>
      <text:p text:style-name="P1"/>
      <text:p text:style-name="P1"><text:soft-page-break/>//Francisco Fierro</text:p>
      <text:p text:style-name="P1">//Lab 5</text:p>
      <text:p text:style-name="P1">//Faculty.h</text:p>
      <text:p text:style-name="P1"/>
      <text:p text:style-name="P1">#ifndef H_FACULTY</text:p>
      <text:p text:style-name="P1">#define H_FACULTY</text:p>
      <text:p text:style-name="P1"/>
      <text:p text:style-name="P1">#include &lt;iostream&gt;</text:p>
      <text:p text:style-name="P1">#include "Employee.h"</text:p>
      <text:p text:style-name="P1">#include "Education.h"</text:p>
      <text:p text:style-name="P1">using namespace std;</text:p>
      <text:p text:style-name="P1"/>
      <text:p text:style-name="P1">class Faculty: public Employee{</text:p>
      <text:p text:style-name="P1">public:</text:p>
      <text:p text:style-name="P1"><text:tab/>void putData();</text:p>
      <text:p text:style-name="P1"><text:tab/>void setLevel(string l);</text:p>
      <text:p text:style-name="P1"><text:tab/>string getLevel() const;</text:p>
      <text:p text:style-name="P1"><text:tab/>void setEd(Education e);</text:p>
      <text:p text:style-name="P1"><text:tab/>Education getEd() const;</text:p>
      <text:p text:style-name="P1"><text:tab/>float monthlyEarning();</text:p>
      <text:p text:style-name="P1"><text:tab/>Faculty(string fn = "Jane" , string ln <text:s/>= "Doe" , string i = 0 , </text:p>
      <text:p text:style-name="P1"><text:tab/><text:tab/>Date b = Date(), char s = 'F'<text:tab/>, string l = "MS", </text:p>
      <text:p text:style-name="P1"><text:tab/><text:tab/>Education e = Education());</text:p>
      <text:p text:style-name="P1"/>
      <text:p text:style-name="P1">protected:</text:p>
      <text:p text:style-name="P1"><text:tab/>string level;</text:p>
      <text:p text:style-name="P1"><text:tab/>Education ed;</text:p>
      <text:p text:style-name="P1">};</text:p>
      <text:p text:style-name="P1"/>
      <text:p text:style-name="P1">#endif</text:p>
      <text:p text:style-name="P1"/>
      <text:p text:style-name="P1">//Francisco Fierro</text:p>
      <text:p text:style-name="P1">//Lab 5</text:p>
      <text:p text:style-name="P1">//Faculty.cpp</text:p>
      <text:p text:style-name="P1"/>
      <text:p text:style-name="P1">#include "Faculty.h"</text:p>
      <text:p text:style-name="P1">#include "constants.h"</text:p>
      <text:p text:style-name="P1">#include "Education.h"</text:p>
      <text:p text:style-name="P1">#include &lt;iostream&gt;</text:p>
      <text:p text:style-name="P1">#include &lt;iomanip&gt;</text:p>
      <text:p text:style-name="P1"/>
      <text:p text:style-name="P1">using namespace std;</text:p>
      <text:p text:style-name="P1"/>
      <text:p text:style-name="P1">void Faculty::putData(){</text:p>
      <text:p text:style-name="P1"><text:tab/>Employee::putData();</text:p>
      <text:p text:style-name="P1"><text:tab/>string title = "";</text:p>
      <text:p text:style-name="P1"><text:tab/>if(level.compare("AS") == 0){</text:p>
      <text:p text:style-name="P1"><text:tab/><text:tab/>title = "Assistant";</text:p>
      <text:p text:style-name="P1"><text:tab/>}</text:p>
      <text:p text:style-name="P1"><text:soft-page-break/><text:tab/>else if(level.compare("AO") == 0){</text:p>
      <text:p text:style-name="P1"><text:tab/><text:tab/>title = "Associate";</text:p>
      <text:p text:style-name="P1"><text:tab/>}</text:p>
      <text:p text:style-name="P1"><text:tab/>else if(level.compare("FU") == 0){</text:p>
      <text:p text:style-name="P1"><text:tab/><text:tab/>title = "Full";</text:p>
      <text:p text:style-name="P1"><text:tab/>}</text:p>
      <text:p text:style-name="P1"><text:tab/>cout &lt;&lt; title &lt;&lt; " Professor " &lt;&lt; firstName &lt;&lt; " " &lt;&lt; lastName</text:p>
      <text:p text:style-name="P1"><text:tab/><text:tab/>&lt;&lt; endl;</text:p>
      <text:p text:style-name="P1"><text:tab/>cout &lt;&lt; "Montly Salary: " &lt;&lt; fixed &lt;&lt; showpoint &lt;&lt;</text:p>
      <text:p text:style-name="P1"><text:tab/><text:tab/>setprecision(2) &lt;&lt; monthlyEarning() &lt;&lt; endl;</text:p>
      <text:p text:style-name="P1">}</text:p>
      <text:p text:style-name="P1"/>
      <text:p text:style-name="P1">void Faculty::setLevel(string l){</text:p>
      <text:p text:style-name="P1"><text:tab/>level = l;</text:p>
      <text:p text:style-name="P1">}</text:p>
      <text:p text:style-name="P1"/>
      <text:p text:style-name="P1">string Faculty::getLevel() const{</text:p>
      <text:p text:style-name="P1"><text:tab/>return level;</text:p>
      <text:p text:style-name="P1">}</text:p>
      <text:p text:style-name="P1"/>
      <text:p text:style-name="P1">void Faculty::setEd(Education e){</text:p>
      <text:p text:style-name="P1"><text:tab/>ed = e;</text:p>
      <text:p text:style-name="P1">}</text:p>
      <text:p text:style-name="P1"/>
      <text:p text:style-name="P1">Education Faculty::getEd() const{</text:p>
      <text:p text:style-name="P1"><text:tab/>return ed;</text:p>
      <text:p text:style-name="P1">}</text:p>
      <text:p text:style-name="P1"/>
      <text:p text:style-name="P1">float Faculty::monthlyEarning(){</text:p>
      <text:p text:style-name="P1"><text:tab/>if(level.compare("AS") == 0){</text:p>
      <text:p text:style-name="P1"><text:tab/><text:tab/>return FACULTY_MONTHLY_SALARY;</text:p>
      <text:p text:style-name="P1"><text:tab/>}</text:p>
      <text:p text:style-name="P1"><text:tab/>else if(level.compare("AO") == 0){</text:p>
      <text:p text:style-name="P1"><text:tab/><text:tab/>return FACULTY_MONTHLY_SALARY * 1.2;</text:p>
      <text:p text:style-name="P1"><text:tab/>}</text:p>
      <text:p text:style-name="P1"><text:tab/>else if(level.compare("FU") == 0){</text:p>
      <text:p text:style-name="P1"><text:tab/><text:tab/>return FACULTY_MONTHLY_SALARY * 1.4;</text:p>
      <text:p text:style-name="P1"><text:tab/>}</text:p>
      <text:p text:style-name="P1">}</text:p>
      <text:p text:style-name="P1"/>
      <text:p text:style-name="P1">Faculty::Faculty(string fn, string ln, string i, Date b,</text:p>
      <text:p text:style-name="P1"><text:tab/> char s, string l, Education e): Employee::Employee(</text:p>
      <text:p text:style-name="P1"><text:tab/> <text:tab/>fn, ln, i, b, s), level(l), ed(e){}</text:p>
      <text:p text:style-name="P1"/>
      <text:p text:style-name="P1"/>
      <text:p text:style-name="P2"/>
      <text:p text:style-name="P2">//Francisco Fierro</text:p>
      <text:p text:style-name="P2">//Lab 5</text:p>
      <text:p text:style-name="P2">//testMain.cpp</text:p>
      <text:p text:style-name="P2"><text:soft-page-break/>//Main file for Lab 5</text:p>
      <text:p text:style-name="P2"/>
      <text:p text:style-name="P2">#include &lt;iostream&gt;</text:p>
      <text:p text:style-name="P2">#include &lt;iomanip&gt;</text:p>
      <text:p text:style-name="P2">#include "Staff.h"</text:p>
      <text:p text:style-name="P2">#include "Faculty.h"</text:p>
      <text:p text:style-name="P2">#include "Parttime.h"</text:p>
      <text:p text:style-name="P2">#include &lt;typeinfo&gt;</text:p>
      <text:p text:style-name="P2"/>
      <text:p text:style-name="P2">int main(){</text:p>
      <text:p text:style-name="P2"/>
      <text:p text:style-name="P2"><text:tab/>//create the Employees</text:p>
      <text:p text:style-name="P2"><text:tab/>Employee *empPtr[9];</text:p>
      <text:p text:style-name="P2"/>
      <text:p text:style-name="P2"><text:tab/>Date bDay = Date(2,23,59);</text:p>
      <text:p text:style-name="P2"><text:tab/>empPtr[0] = new Staff("Paita", "Allen", "123",</text:p>
      <text:p text:style-name="P2"><text:tab/><text:tab/><text:tab/>bDay, 'M', 50.00);</text:p>
      <text:p text:style-name="P2"/>
      <text:p text:style-name="P2"><text:tab/>bDay.setDate(7,12,64);</text:p>
      <text:p text:style-name="P2"><text:tab/>empPtr[1] = new Staff("Steven", "Zapata", "456",</text:p>
      <text:p text:style-name="P2"><text:tab/><text:tab/>bDay, 'F', 35.00);</text:p>
      <text:p text:style-name="P2"/>
      <text:p text:style-name="P2"><text:tab/>bDay.setDate(6,2,70);</text:p>
      <text:p text:style-name="P2"><text:tab/>empPtr[2] = new Staff("Enrique", "Rios", "789",</text:p>
      <text:p text:style-name="P2"><text:tab/><text:tab/>bDay, 'M', 40.00);</text:p>
      <text:p text:style-name="P2"/>
      <text:p text:style-name="P2"><text:tab/>bDay.setDate(4,27,62);</text:p>
      <text:p text:style-name="P2"><text:tab/>Education ed = Education("PhD", "Masters");</text:p>
      <text:p text:style-name="P2"><text:tab/>empPtr[3] = new Faculty("Anne", "Johnson", "243",</text:p>
      <text:p text:style-name="P2"><text:tab/><text:tab/>bDay, 'F', "FU", ed);</text:p>
      <text:p text:style-name="P2"/>
      <text:p text:style-name="P2"><text:tab/>bDay.setDate(3,14,75);</text:p>
      <text:p text:style-name="P2"><text:tab/>ed.setDegree("PhD");</text:p>
      <text:p text:style-name="P2"><text:tab/>ed.setMajor("English");</text:p>
      <text:p text:style-name="P2"><text:tab/>empPtr[4] = new Faculty("William", "Bouris", "791",</text:p>
      <text:p text:style-name="P2"><text:tab/><text:tab/>bDay, 'F', "AO", ed);</text:p>
      <text:p text:style-name="P2"/>
      <text:p text:style-name="P2"><text:tab/>bDay.setDate(5,22,80);</text:p>
      <text:p text:style-name="P2"><text:tab/>ed.setDegree("MS");</text:p>
      <text:p text:style-name="P2"><text:tab/>ed.setMajor("Physical Education");</text:p>
      <text:p text:style-name="P2"><text:tab/>empPtr[5] = new Faculty("Christopher", "Andrade", "623",</text:p>
      <text:p text:style-name="P2"><text:tab/><text:tab/>bDay, 'F', "AS", ed);</text:p>
      <text:p text:style-name="P2"/>
      <text:p text:style-name="P2"><text:tab/>bDay.setDate(8,10,77);</text:p>
      <text:p text:style-name="P2"><text:tab/>empPtr[6] = new Parttime("Augusto", "Guzman", "455",</text:p>
      <text:p text:style-name="P2"><text:tab/><text:tab/>bDay, 'F', 35.00, 30.0);</text:p>
      <text:p text:style-name="P2"/>
      <text:p text:style-name="P2"><text:tab/>bDay.setDate(9,15,87);</text:p>
      <text:p text:style-name="P2"><text:tab/>empPtr[7] = new Parttime("Martin", "Depirro", "678",</text:p>
      <text:p text:style-name="P2"><text:soft-page-break/><text:tab/><text:tab/>bDay, 'F', 30.00, 15.00);</text:p>
      <text:p text:style-name="P2"/>
      <text:p text:style-name="P2"><text:tab/>bDay.setDate(11,24,88);</text:p>
      <text:p text:style-name="P2"><text:tab/>empPtr[8] = new Parttime("Marque", "Aldaco", "945",</text:p>
      <text:p text:style-name="P2"><text:tab/><text:tab/>bDay, 'M', 35.0, 20.00 );</text:p>
      <text:p text:style-name="P2"/>
      <text:p text:style-name="P2"/>
      <text:p text:style-name="P2"><text:tab/>//display their data</text:p>
      <text:p text:style-name="P2"><text:tab/>float totalParttimeSalary = 0;</text:p>
      <text:p text:style-name="P2"><text:tab/>float totalEmployeeSalary = 0;</text:p>
      <text:p text:style-name="P2"><text:tab/>for(int i = 0; i &lt; 9; i++){</text:p>
      <text:p text:style-name="P2"><text:tab/><text:tab/>//Buch of old code</text:p>
      <text:p text:style-name="P2"><text:tab/><text:tab/>//made putData() a virtual function</text:p>
      <text:p text:style-name="P2"><text:tab/><text:tab/>//if(typeid(*empPtr[i]) == typeid(Staff)){</text:p>
      <text:p text:style-name="P2"><text:tab/><text:tab/><text:tab/>//dynamic_cast&lt;Staff*&gt;(empPtr[i])-&gt;putData();</text:p>
      <text:p text:style-name="P2"><text:tab/><text:tab/><text:tab/>//totalEmployeeSalary += dynamic_cast&lt;Staff*&gt;(empPtr[i])-&gt;monthlyEarning();</text:p>
      <text:p text:style-name="P2"/>
      <text:p text:style-name="P2"><text:tab/><text:tab/><text:tab/></text:p>
      <text:p text:style-name="P2"><text:tab/><text:tab/>//}</text:p>
      <text:p text:style-name="P2"><text:tab/><text:tab/>//else if(dynamic_cast&lt;Faculty*&gt;(empPtr[i])){</text:p>
      <text:p text:style-name="P2"><text:tab/><text:tab/><text:tab/>//dynamic_cast&lt;Faculty*&gt;(empPtr[i])-&gt;putData();</text:p>
      <text:p text:style-name="P2"><text:tab/><text:tab/><text:tab/>//totalEmployeeSalary += dynamic_cast&lt;Faculty*&gt;(empPtr[i])-&gt;monthlyEarning();</text:p>
      <text:p text:style-name="P2"><text:tab/><text:tab/>//}</text:p>
      <text:p text:style-name="P2"><text:tab/><text:tab/>if(dynamic_cast&lt;Parttime*&gt;(empPtr[i])){</text:p>
      <text:p text:style-name="P2"><text:tab/><text:tab/><text:tab/>//dynamic_cast&lt;Parttime*&gt;(empPtr[i])-&gt;putData();</text:p>
      <text:p text:style-name="P2"><text:tab/><text:tab/><text:tab/>//totalParttimeSalary += dynamic_cast&lt;Parttime*&gt;(empPtr[i])-&gt;monthlyEarning();</text:p>
      <text:p text:style-name="P2"><text:tab/><text:tab/><text:tab/>//totalEmployeeSalary += dynamic_cast&lt;Parttime*&gt;(empPtr[i])-&gt;monthlyEarning();</text:p>
      <text:p text:style-name="P2"><text:tab/><text:tab/><text:tab/>totalParttimeSalary += empPtr[i]-&gt;monthlyEarning();</text:p>
      <text:p text:style-name="P2"><text:tab/><text:tab/>}</text:p>
      <text:p text:style-name="P2"/>
      <text:p text:style-name="P2"><text:tab/><text:tab/>totalEmployeeSalary += empPtr[i]-&gt;monthlyEarning();</text:p>
      <text:p text:style-name="P2"><text:tab/><text:tab/>empPtr[i]-&gt;putData();</text:p>
      <text:p text:style-name="P2"><text:tab/><text:tab/>cout &lt;&lt; "\n";</text:p>
      <text:p text:style-name="P2"><text:tab/>}</text:p>
      <text:p text:style-name="P2"/>
      <text:p text:style-name="P2"><text:tab/><text:tab/>cout &lt;&lt; "\n";</text:p>
      <text:p text:style-name="P2"><text:tab/><text:tab/>cout &lt;&lt; "Total Parttime Monthly Salary: " &lt;&lt; setprecision(2) &lt;&lt; showpoint &lt;&lt;</text:p>
      <text:p text:style-name="P2"><text:tab/><text:tab/><text:tab/>fixed &lt;&lt; totalParttimeSalary &lt;&lt; endl;</text:p>
      <text:p text:style-name="P2"><text:tab/><text:tab/>cout &lt;&lt; "Total Employee Monthly Salary: " &lt;&lt; fixed &lt;&lt; totalEmployeeSalary &lt;&lt;</text:p>
      <text:p text:style-name="P2"><text:tab/><text:tab/><text:tab/>endl;</text:p>
      <text:p text:style-name="P2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4:03:25.981467858</meta:creation-date>
    <dc:date>2016-10-10T14:06:44.690019407</dc:date>
    <meta:editing-duration>PT3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6" meta:paragraph-count="230" meta:word-count="694" meta:character-count="5610" meta:non-whitespace-character-count="4938"/>
  </office:meta>
</office:document-meta>
</file>